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oulos SIL1" svg:font-family="'Doulos SIL'" style:font-family-generic="system" style:font-pitch="variable"/>
    <style:font-face style:name="Droid Sans Fallback" svg:font-family="'Droid Sans Fallback'" style:font-family-generic="system" style:font-pitch="variable"/>
    <style:font-face style:name="Latha1" svg:font-family="Lath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6.925in" table:align="margins" fo:keep-with-next="always" style:may-break-between-rows="false"/>
    </style:style>
    <style:style style:name="Table8.A" style:family="table-column">
      <style:table-column-properties style:column-width="0.4847in" style:rel-column-width="4587*"/>
    </style:style>
    <style:style style:name="Table8.B" style:family="table-column">
      <style:table-column-properties style:column-width="6.4403in" style:rel-column-width="60948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1271in" fo:margin-top="0in" fo:margin-bottom="0.1299in" table:align="left" fo:keep-with-next="always" style:may-break-between-rows="false"/>
    </style:style>
    <style:style style:name="Table9.A" style:family="table-column">
      <style:table-column-properties style:column-width="0.6326in"/>
    </style:style>
    <style:style style:name="Table9.B" style:family="table-column">
      <style:table-column-properties style:column-width="0.4292in"/>
    </style:style>
    <style:style style:name="Table9.C" style:family="table-column">
      <style:table-column-properties style:column-width="0.5639in"/>
    </style:style>
    <style:style style:name="Table9.D" style:family="table-column">
      <style:table-column-properties style:column-width="0.9556in"/>
    </style:style>
    <style:style style:name="Table9.E" style:family="table-column">
      <style:table-column-properties style:column-width="0.4889in"/>
    </style:style>
    <style:style style:name="Table9.F" style:family="table-column">
      <style:table-column-properties style:column-width="0.6465in"/>
    </style:style>
    <style:style style:name="Table9.G" style:family="table-column">
      <style:table-column-properties style:column-width="0.8639in"/>
    </style:style>
    <style:style style:name="Table9.H" style:family="table-column">
      <style:table-column-properties style:column-width="0.5167in"/>
    </style:style>
    <style:style style:name="Table9.I" style:family="table-column">
      <style:table-column-properties style:column-width="0.4917in"/>
    </style:style>
    <style:style style:name="Table9.J" style:family="table-column">
      <style:table-column-properties style:column-width="0.5382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4.9847in" fo:margin-top="0in" fo:margin-bottom="0.1299in" table:align="left" fo:keep-with-next="always" style:may-break-between-rows="false"/>
    </style:style>
    <style:style style:name="Table10.A" style:family="table-column">
      <style:table-column-properties style:column-width="0.5097in"/>
    </style:style>
    <style:style style:name="Table10.B" style:family="table-column">
      <style:table-column-properties style:column-width="0.8458in"/>
    </style:style>
    <style:style style:name="Table10.C" style:family="table-column">
      <style:table-column-properties style:column-width="0.6in"/>
    </style:style>
    <style:style style:name="Table10.D" style:family="table-column">
      <style:table-column-properties style:column-width="0.4708in"/>
    </style:style>
    <style:style style:name="Table10.E" style:family="table-column">
      <style:table-column-properties style:column-width="0.3264in"/>
    </style:style>
    <style:style style:name="Table10.F" style:family="table-column">
      <style:table-column-properties style:column-width="0.4243in"/>
    </style:style>
    <style:style style:name="Table10.G" style:family="table-column">
      <style:table-column-properties style:column-width="0.5035in"/>
    </style:style>
    <style:style style:name="Table10.H" style:family="table-column">
      <style:table-column-properties style:column-width="0.3875in"/>
    </style:style>
    <style:style style:name="Table10.I" style:family="table-column">
      <style:table-column-properties style:column-width="0.5292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4.5208in" fo:margin-top="0in" fo:margin-bottom="0.1299in" table:align="left" fo:keep-with-next="always" style:may-break-between-rows="false"/>
    </style:style>
    <style:style style:name="Table11.A" style:family="table-column">
      <style:table-column-properties style:column-width="0.4424in"/>
    </style:style>
    <style:style style:name="Table11.B" style:family="table-column">
      <style:table-column-properties style:column-width="0.3875in"/>
    </style:style>
    <style:style style:name="Table11.C" style:family="table-column">
      <style:table-column-properties style:column-width="0.466in"/>
    </style:style>
    <style:style style:name="Table11.D" style:family="table-column">
      <style:table-column-properties style:column-width="0.8826in"/>
    </style:style>
    <style:style style:name="Table11.E" style:family="table-column">
      <style:table-column-properties style:column-width="0.3264in"/>
    </style:style>
    <style:style style:name="Table11.F" style:family="table-column">
      <style:table-column-properties style:column-width="0.5167in"/>
    </style:style>
    <style:style style:name="Table11.G" style:family="table-column">
      <style:table-column-properties style:column-width="0.609in"/>
    </style:style>
    <style:style style:name="Table11.H" style:family="table-column">
      <style:table-column-properties style:column-width="0.4243in"/>
    </style:style>
    <style:style style:name="Table11.A1" style:family="table-cell">
      <style:table-cell-properties fo:padding="0.0382in" fo:border="none"/>
    </style:style>
    <style:style style:name="Table1" style:family="table">
      <style:table-properties style:width="6.925in" table:align="margins" fo:keep-with-next="always" style:may-break-between-rows="false"/>
    </style:style>
    <style:style style:name="Table1.A" style:family="table-column">
      <style:table-column-properties style:column-width="0.4847in" style:rel-column-width="4587*"/>
    </style:style>
    <style:style style:name="Table1.B" style:family="table-column">
      <style:table-column-properties style:column-width="6.4403in" style:rel-column-width="60947*"/>
    </style:style>
    <style:style style:name="Table1.1" style:family="table-row"/>
    <style:style style:name="Table1.A1" style:family="table-cell">
      <style:table-cell-properties fo:padding="0in" fo:border="none"/>
    </style:style>
    <style:style style:name="Table2" style:family="table">
      <style:table-properties style:width="6.1271in" fo:margin-top="0in" fo:margin-bottom="0.1299in" table:align="left" fo:keep-with-next="always" style:may-break-between-rows="false"/>
    </style:style>
    <style:style style:name="Table2.A" style:family="table-column">
      <style:table-column-properties style:column-width="0.6326in"/>
    </style:style>
    <style:style style:name="Table2.B" style:family="table-column">
      <style:table-column-properties style:column-width="0.4292in"/>
    </style:style>
    <style:style style:name="Table2.C" style:family="table-column">
      <style:table-column-properties style:column-width="0.5639in"/>
    </style:style>
    <style:style style:name="Table2.D" style:family="table-column">
      <style:table-column-properties style:column-width="0.9556in"/>
    </style:style>
    <style:style style:name="Table2.E" style:family="table-column">
      <style:table-column-properties style:column-width="0.4889in"/>
    </style:style>
    <style:style style:name="Table2.F" style:family="table-column">
      <style:table-column-properties style:column-width="0.6465in"/>
    </style:style>
    <style:style style:name="Table2.G" style:family="table-column">
      <style:table-column-properties style:column-width="0.8639in"/>
    </style:style>
    <style:style style:name="Table2.H" style:family="table-column">
      <style:table-column-properties style:column-width="0.5167in"/>
    </style:style>
    <style:style style:name="Table2.I" style:family="table-column">
      <style:table-column-properties style:column-width="0.4917in"/>
    </style:style>
    <style:style style:name="Table2.J" style:family="table-column">
      <style:table-column-properties style:column-width="0.538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847in" fo:margin-top="0in" fo:margin-bottom="0.1299in" table:align="left" fo:keep-with-next="always" style:may-break-between-rows="false"/>
    </style:style>
    <style:style style:name="Table3.A" style:family="table-column">
      <style:table-column-properties style:column-width="0.5097in"/>
    </style:style>
    <style:style style:name="Table3.B" style:family="table-column">
      <style:table-column-properties style:column-width="0.8458in"/>
    </style:style>
    <style:style style:name="Table3.C" style:family="table-column">
      <style:table-column-properties style:column-width="0.6in"/>
    </style:style>
    <style:style style:name="Table3.D" style:family="table-column">
      <style:table-column-properties style:column-width="0.4708in"/>
    </style:style>
    <style:style style:name="Table3.E" style:family="table-column">
      <style:table-column-properties style:column-width="0.3264in"/>
    </style:style>
    <style:style style:name="Table3.F" style:family="table-column">
      <style:table-column-properties style:column-width="0.4243in"/>
    </style:style>
    <style:style style:name="Table3.G" style:family="table-column">
      <style:table-column-properties style:column-width="0.5035in"/>
    </style:style>
    <style:style style:name="Table3.H" style:family="table-column">
      <style:table-column-properties style:column-width="0.3875in"/>
    </style:style>
    <style:style style:name="Table3.I" style:family="table-column">
      <style:table-column-properties style:column-width="0.529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5208in" fo:margin-top="0in" fo:margin-bottom="0.1299in" table:align="left" fo:keep-with-next="always" style:may-break-between-rows="false"/>
    </style:style>
    <style:style style:name="Table4.A" style:family="table-column">
      <style:table-column-properties style:column-width="0.4424in"/>
    </style:style>
    <style:style style:name="Table4.B" style:family="table-column">
      <style:table-column-properties style:column-width="0.3875in"/>
    </style:style>
    <style:style style:name="Table4.C" style:family="table-column">
      <style:table-column-properties style:column-width="0.466in"/>
    </style:style>
    <style:style style:name="Table4.D" style:family="table-column">
      <style:table-column-properties style:column-width="0.8826in"/>
    </style:style>
    <style:style style:name="Table4.E" style:family="table-column">
      <style:table-column-properties style:column-width="0.3264in"/>
    </style:style>
    <style:style style:name="Table4.F" style:family="table-column">
      <style:table-column-properties style:column-width="0.5167in"/>
    </style:style>
    <style:style style:name="Table4.G" style:family="table-column">
      <style:table-column-properties style:column-width="0.609in"/>
    </style:style>
    <style:style style:name="Table4.H" style:family="table-column">
      <style:table-column-properties style:column-width="0.4243in"/>
    </style:style>
    <style:style style:name="Table4.A1" style:family="table-cell">
      <style:table-cell-properties fo:padding="0.0382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7" text:name="LTg_NumberingColWidth"/>
        <text:user-field-decl office:value-type="string" office:string-value="1" text:name="LTg_ComparisonDoc"/>
        <text:user-field-decl office:value-type="string" office:string-value="0.13" text:name="LTg_TableBottomMargin"/>
        <text:user-field-decl office:value-type="string" office:string-value="1" text:name="LTg_XML_fileCount"/>
        <text:user-field-decl office:value-type="string" office:string-value="/media/winD/Jim/study/_computing/Office/OOo Linguistic Tools/testing/data files/WrittenTamilTexts.xml" text:name="LTg_XML_filePath00"/>
        <text:user-field-decl office:value-type="string" office:string-value="" text:name="LTg_XML_filePrefix00"/>
        <text:user-field-decl office:value-type="string" office:string-value="0" text:name="LTg_ShowOrthoTextLine"/>
        <text:user-field-decl office:value-type="string" office:string-value="1" text:name="LTg_ShowText"/>
        <text:user-field-decl office:value-type="string" office:string-value="0" text:name="LTg_ShowOrthoMorphLine"/>
        <text:user-field-decl office:value-type="string" office:string-value="1" text:name="LTg_ShowMorphBreaks"/>
        <text:user-field-decl office:value-type="string" office:string-value="1" text:name="LTg_SeparateMorphColumns"/>
        <text:user-field-decl office:value-type="string" office:string-value="1" text:name="LTg_ShowPartOfSpeech"/>
        <text:user-field-decl office:value-type="string" office:string-value="1" text:name="LTg_FreeTransInQuotes"/>
        <text:user-field-decl office:value-type="string" office:string-value="0" text:name="LTg_POS_AboveGloss"/>
        <text:user-field-decl office:value-type="string" office:string-value="1" text:name="LTg_InsertNumbering"/>
        <text:user-field-decl office:value-type="string" office:string-value="1" text:name="LTg_MakeOuterTable"/>
        <text:user-field-decl office:value-type="string" office:string-value="tables" text:name="LTg_Method"/>
        <text:user-field-decl office:value-type="string" office:string-value="Interlin Orthographic" text:name="LTg_StyleName_Orthographic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Orthographic Morph" text:name="LTg_StyleName_OrthographicMorph"/>
        <text:user-field-decl office:value-type="string" office:string-value="Interlin POS" text:name="LTg_StyleName_POS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Reference Number" text:name="LTg_StyleName_RefNum"/>
        <text:user-field-decl office:value-type="string" office:string-value="Interlin Example Number" text:name="LTg_StyleName_NumPara"/>
        <text:user-field-decl office:value-type="string" office:string-value="Interlin Frame" text:name="LTg_StyleName_InterlinearFrame"/>
        <text:user-field-decl office:value-type="string" office:string-value="Interlin Morpheme Frame" text:name="LTg_StyleName_MorphemeFrame"/>
        <text:user-field-decl office:value-type="string" office:string-value="ref" text:name="LTg_SFMarker_RefNum"/>
        <text:user-field-decl office:value-type="string" office:string-value="tor" text:name="LTg_SFMarker_Orthographic"/>
        <text:user-field-decl office:value-type="string" office:string-value="tx" text:name="LTg_SFMarker_Text"/>
        <text:user-field-decl office:value-type="string" office:string-value="mor" text:name="LTg_SFMarker_OrthographicMorph"/>
        <text:user-field-decl office:value-type="string" office:string-value="mb" text:name="LTg_SFMarker_Morpheme"/>
        <text:user-field-decl office:value-type="string" office:string-value="ge" text:name="LTg_SFMarker_Gloss"/>
        <text:user-field-decl office:value-type="string" office:string-value="ps" text:name="LTg_SFMarker_POS"/>
        <text:user-field-decl office:value-type="string" office:string-value="ft" text:name="LTg_SFMarker_FreeTxln"/>
        <text:user-field-decl office:value-type="string" office:string-value="(1,first person,False,0)(2,second person,False,0)(3,third person,False,0)(A,agent-like argument of canonical transitive verb,False,0)(ABL,ablative,False,0)(ABS,absolutive,False,0)(ACC,accusative,False,0)(ADJ,adjective,False,0)(ADV,adverb\(ial\),False,0)(AGR,agreement,False,0)(ALL,allative,False,0)(ANTIP,antipassive,False,0)(APPL,applicative,False,0)(ART,article,False,0)(AUX,auxiliary,False,0)(BEN,benefactive,False,0)(CAUS,causative,False,0)(CLF,classifier,False,0)(COM,comitative,False,0)(COMP,complementizer,False,0)(COMPL,completive,False,0)(COND,conditional,False,0)(COP,copula,False,0)(CVB,converb,False,0)(DAT,dative,False,0)(DECL,declarative,False,0)(DEF,definite,False,0)(DEM,demonstrative,False,0)(DET,determiner,False,0)(DIST,distal,False,0)(DISTR,distributive,False,0)(DU,dual,False,0)(DUR,durative,False,0)(ERG,ergative,False,0)(EXCL,exclusive,False,0)(F,feminine,False,0)(FOC,focus,False,0)(FUT,future,False,0)(GEN,genitive,False,0)(IMP,imperative,False,0)(INCL,inclusive,False,0)(IND,indicative,False,0)(INDF,indefinite,False,0)(INF,infinitive,False,0)(INS,instrumental,False,0)(INTR,intransitive,False,0)(IPFV,imperfective,False,0)(IRR,irrealis,False,0)(LOC,locative,False,0)(M,masculine,False,0)(N,neuter,False,0)(N,non- \(e.g. NSG nonsingular\, NPST nonpast\),False,0)(NEG,negation\, negative,False,0)(NMLZ,nominalizer/nominalization,False,0)(NOM,nominative,False,0)(OBJ,object,False,0)(OBL,oblique,False,0)(P,patient-like argument of canonical transitive verb,False,0)(PASS,passive,False,0)(PFV,perfective,False,0)(PL,plural,False,0)(POSS,possessive,False,0)(PRED,predicative,False,0)(PRF,perfect,False,0)(PROG,progressive,False,0)(PROH,prohibitive,False,0)(PROX,proximal/proximate,False,0)(PRS,present,False,0)(PST,past,False,0)(PTCP,participle,False,0)(PURP,purposive,False,0)(Q,question particle/marker,False,0)(QUOT,quotative,False,0)(RECP,reciprocal,False,0)(REFL,reflexive,False,0)(REL,relative,False,0)(RES,resultative,False,0)(S,single argument of canonical intransitive verb,False,0)(SBJ,subject,False,0)(SBJV,subjunctive,False,0)(SG,singular,False,0)(TOP,topic,False,0)(TR,transitive,False,0)(VOC,vocative,False,0)" text:name="LTa_Abbreviations"/>
        <text:user-field-decl office:value-type="string" office:string-value="5" text:name="LTa_MaxSearchLength"/>
        <text:user-field-decl office:value-type="string" office:string-value="RefNum" text:name="LTg_SearchFor"/>
        <text:user-field-decl office:value-type="string" office:string-value="Hunt06" text:name="LTg_EXREFNUM"/>
        <text:user-field-decl office:value-type="string" office:string-value="2" text:name="LTg_StartingOuterRowHeight"/>
      </text:user-field-decls>
      <text:p text:style-name="Text_20_body">Updating all messes up the second tabl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Interlin_20_Example_20_Number">(<text:sequence text:ref-name="refAutoNr0" text:name="AutoNr" text:formula="ooow:AutoNr+1" style:num-format="1">1</text:sequence>)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column table:style-name="Table9.H"/>
              <table:table-column table:style-name="Table9.I"/>
              <table:table-column table:style-name="Table9.J"/>
              <table:table-row>
                <table:table-cell table:style-name="Table9.A1" office:value-type="string">
                  <text:p text:style-name="Interlin_20_Base">ad̪ala</text:p>
                </table:table-cell>
                <table:table-cell table:style-name="Table9.A1" office:value-type="string">
                  <text:p text:style-name="Interlin_20_Base">illeː.</text:p>
                </table:table-cell>
                <table:table-cell table:style-name="Table9.A1" office:value-type="string">
                  <text:p text:style-name="Interlin_20_Base">naːmu</text:p>
                </table:table-cell>
                <table:table-cell table:style-name="Table9.A1" table:number-columns-spanned="2" office:value-type="string">
                  <text:p text:style-name="Interlin_20_Base">poɾand̪aʋaɭut̪t̪u</text:p>
                </table:table-cell>
                <table:covered-table-cell/>
                <table:table-cell table:style-name="Table9.A1" office:value-type="string">
                  <text:p text:style-name="Interlin_20_Base">aːɭaːneː</text:p>
                </table:table-cell>
                <table:table-cell table:style-name="Table9.A1" table:number-columns-spanned="4" office:value-type="string">
                  <text:p text:style-name="Interlin_20_Base">kuːʈʈikonɖu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9.A1" office:value-type="string">
                  <text:p text:style-name="Interlin_20_Morph">ad̪ala</text:p>
                </table:table-cell>
                <table:table-cell table:style-name="Table9.A1" office:value-type="string">
                  <text:p text:style-name="Interlin_20_Morph">ille</text:p>
                </table:table-cell>
                <table:table-cell table:style-name="Table9.A1" office:value-type="string">
                  <text:p text:style-name="Interlin_20_Morph">naːmu</text:p>
                </table:table-cell>
                <table:table-cell table:style-name="Table9.A1" office:value-type="string">
                  <text:p text:style-name="Interlin_20_Morph">poɾand̪aʋaɭ</text:p>
                </table:table-cell>
                <table:table-cell table:style-name="Table9.A1" office:value-type="string">
                  <text:p text:style-name="Interlin_20_Morph">-ut̪t̪u</text:p>
                </table:table-cell>
                <table:table-cell table:style-name="Table9.A1" office:value-type="string">
                  <text:p text:style-name="Interlin_20_Morph">aːɭaːneː</text:p>
                </table:table-cell>
                <table:table-cell table:style-name="Table9.A1" office:value-type="string">
                  <text:p text:style-name="Interlin_20_Morph">kuːʈʈu</text:p>
                </table:table-cell>
                <table:table-cell table:style-name="Table9.A1" office:value-type="string">
                  <text:p text:style-name="Interlin_20_Morph">-t̪u</text:p>
                </table:table-cell>
                <table:table-cell table:style-name="Table9.A1" office:value-type="string">
                  <text:p text:style-name="Interlin_20_Morph">koɭɭu</text:p>
                </table:table-cell>
                <table:table-cell table:style-name="Table9.A1" office:value-type="string">
                  <text:p text:style-name="Interlin_20_Morph">-t̪u</text:p>
                </table:table-cell>
              </table:table-row>
              <table:table-row>
                <table:table-cell table:style-name="Table9.A1" office:value-type="string">
                  <text:p text:style-name="Interlin_20_Gloss">like.that</text:p>
                </table:table-cell>
                <table:table-cell table:style-name="Table9.A1" office:value-type="string">
                  <text:p text:style-name="Interlin_20_Gloss">no</text:p>
                </table:table-cell>
                <table:table-cell table:style-name="Table9.A1" office:value-type="string">
                  <text:p text:style-name="Interlin_20_Gloss">we</text:p>
                </table:table-cell>
                <table:table-cell table:style-name="Table9.A1" office:value-type="string">
                  <text:p text:style-name="Interlin_20_Gloss">sister</text:p>
                </table:table-cell>
                <table:table-cell table:style-name="Table9.A1" office:value-type="string">
                  <text:p text:style-name="Interlin_20_Gloss">-GEN</text:p>
                </table:table-cell>
                <table:table-cell table:style-name="Table9.A1" office:value-type="string">
                  <text:p text:style-name="Interlin_20_Gloss">husband</text:p>
                </table:table-cell>
                <table:table-cell table:style-name="Table9.A1" office:value-type="string">
                  <text:p text:style-name="Interlin_20_Gloss">bring.under</text:p>
                </table:table-cell>
                <table:table-cell table:style-name="Table9.A1" office:value-type="string">
                  <text:p text:style-name="Interlin_20_Gloss">-ptc</text:p>
                </table:table-cell>
                <table:table-cell table:style-name="Table9.A1" office:value-type="string">
                  <text:p text:style-name="Interlin_20_Gloss">prog</text:p>
                </table:table-cell>
                <table:table-cell table:style-name="Table9.A1" office:value-type="string">
                  <text:p text:style-name="Interlin_20_Gloss">-ptc</text:p>
                </table:table-cell>
              </table:table-row>
              <table:table-row>
                <table:table-cell table:style-name="Table9.A1" office:value-type="string">
                  <text:p text:style-name="Interlin_20_POS">adv</text:p>
                </table:table-cell>
                <table:table-cell table:style-name="Table9.A1" office:value-type="string">
                  <text:p text:style-name="Interlin_20_POS">neg</text:p>
                </table:table-cell>
                <table:table-cell table:style-name="Table9.A1" office:value-type="string">
                  <text:p text:style-name="Interlin_20_POS">pro</text:p>
                </table:table-cell>
                <table:table-cell table:style-name="Table9.A1" office:value-type="string">
                  <text:p text:style-name="Interlin_20_POS">n</text:p>
                </table:table-cell>
                <table:table-cell table:style-name="Table9.A1" office:value-type="string">
                  <text:p text:style-name="Interlin_20_POS">-case</text:p>
                </table:table-cell>
                <table:table-cell table:style-name="Table9.A1" office:value-type="string">
                  <text:p text:style-name="Interlin_20_POS">n</text:p>
                </table:table-cell>
                <table:table-cell table:style-name="Table9.A1" office:value-type="string">
                  <text:p text:style-name="Interlin_20_POS">v</text:p>
                </table:table-cell>
                <table:table-cell table:style-name="Table9.A1" office:value-type="string">
                  <text:p text:style-name="Interlin_20_POS">-v.suff</text:p>
                </table:table-cell>
                <table:table-cell table:style-name="Table9.A1" office:value-type="string">
                  <text:p text:style-name="Interlin_20_POS">v.aux</text:p>
                </table:table-cell>
                <table:table-cell table:style-name="Table9.A1" office:value-type="string">
                  <text:p text:style-name="Interlin_20_POS">-v.suff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column table:style-name="Table10.F"/>
              <table:table-column table:style-name="Table10.G"/>
              <table:table-column table:style-name="Table10.H"/>
              <table:table-column table:style-name="Table10.I"/>
              <table:table-column table:style-name="Table10.H"/>
              <table:table-row>
                <table:table-cell table:style-name="Table10.A1" table:number-columns-spanned="2" office:value-type="string">
                  <text:p text:style-name="Interlin_20_Base">melekkeː</text:p>
                </table:table-cell>
                <table:covered-table-cell/>
                <table:table-cell table:style-name="Table10.A1" table:number-columns-spanned="2" office:value-type="string">
                  <text:p text:style-name="Interlin_20_Base">ʋeʈʈeːkku</text:p>
                </table:table-cell>
                <table:covered-table-cell/>
                <table:table-cell table:style-name="Table10.A1" table:number-columns-spanned="4" office:value-type="string">
                  <text:p text:style-name="Interlin_20_Base">poːgoːnonɖu</text:p>
                </table:table-cell>
                <table:covered-table-cell/>
                <table:covered-table-cell/>
                <table:covered-table-cell/>
                <table:table-cell table:style-name="Table10.A1" office:value-type="string">
                  <text:p text:style-name="Interlin_20_Base">collu.</text:p>
                </table:table-cell>
                <table:table-cell table:style-name="Table10.A1" office:value-type="string">
                  <text:p text:style-name="Interlin_20_Base">oɾeː</text:p>
                </table:table-cell>
              </table:table-row>
              <table:table-row>
                <table:table-cell table:style-name="Table10.A1" office:value-type="string">
                  <text:p text:style-name="Interlin_20_Morph">meːle</text:p>
                </table:table-cell>
                <table:table-cell table:style-name="Table10.A1" office:value-type="string">
                  <text:p text:style-name="Interlin_20_Morph">-kkeː</text:p>
                </table:table-cell>
                <table:table-cell table:style-name="Table10.A1" office:value-type="string">
                  <text:p text:style-name="Interlin_20_Morph">ʋeʈʈeː</text:p>
                </table:table-cell>
                <table:table-cell table:style-name="Table10.A1" office:value-type="string">
                  <text:p text:style-name="Interlin_20_Morph">-kku</text:p>
                </table:table-cell>
                <table:table-cell table:style-name="Table10.A1" office:value-type="string">
                  <text:p text:style-name="Interlin_20_Morph">poː</text:p>
                </table:table-cell>
                <table:table-cell table:style-name="Table10.A1" office:value-type="string">
                  <text:p text:style-name="Interlin_20_Morph">-kk</text:p>
                </table:table-cell>
                <table:table-cell table:style-name="Table10.A1" office:value-type="string">
                  <text:p text:style-name="Interlin_20_Morph">ʋeːno</text:p>
                </table:table-cell>
                <table:table-cell table:style-name="Table10.A1" office:value-type="string">
                  <text:p text:style-name="Interlin_20_Morph">nd̪u</text:p>
                </table:table-cell>
                <table:table-cell table:style-name="Table10.A1" office:value-type="string">
                  <text:p text:style-name="Interlin_20_Morph">collu</text:p>
                </table:table-cell>
                <table:table-cell table:style-name="Table10.A1" office:value-type="string">
                  <text:p text:style-name="Interlin_20_Morph">oɾeː</text:p>
                </table:table-cell>
              </table:table-row>
              <table:table-row>
                <table:table-cell table:style-name="Table10.A1" office:value-type="string">
                  <text:p text:style-name="Interlin_20_Gloss">hill</text:p>
                </table:table-cell>
                <table:table-cell table:style-name="Table10.A1" office:value-type="string">
                  <text:p text:style-name="Interlin_20_Gloss">-to.ALLAT</text:p>
                </table:table-cell>
                <table:table-cell table:style-name="Table10.A1" office:value-type="string">
                  <text:p text:style-name="Interlin_20_Gloss">hunting</text:p>
                </table:table-cell>
                <table:table-cell table:style-name="Table10.A1" office:value-type="string">
                  <text:p text:style-name="Interlin_20_Gloss">-DAT</text:p>
                </table:table-cell>
                <table:table-cell table:style-name="Table10.A1" office:value-type="string">
                  <text:p text:style-name="Interlin_20_Gloss">go</text:p>
                </table:table-cell>
                <table:table-cell table:style-name="Table10.A1" office:value-type="string">
                  <text:p text:style-name="Interlin_20_Gloss">-pres</text:p>
                </table:table-cell>
                <table:table-cell table:style-name="Table10.A1" office:value-type="string">
                  <text:p text:style-name="Interlin_20_Gloss">must</text:p>
                </table:table-cell>
                <table:table-cell table:style-name="Table10.A1" office:value-type="string">
                  <text:p text:style-name="Interlin_20_Gloss">said</text:p>
                </table:table-cell>
                <table:table-cell table:style-name="Table10.A1" office:value-type="string">
                  <text:p text:style-name="Interlin_20_Gloss">say</text:p>
                </table:table-cell>
                <table:table-cell table:style-name="Table10.A1" office:value-type="string">
                  <text:p text:style-name="Interlin_20_Gloss">only</text:p>
                </table:table-cell>
              </table:table-row>
              <table:table-row>
                <table:table-cell table:style-name="Table10.A1" office:value-type="string">
                  <text:p text:style-name="Interlin_20_POS">n</text:p>
                </table:table-cell>
                <table:table-cell table:style-name="Table10.A1" office:value-type="string">
                  <text:p text:style-name="Interlin_20_POS">-case</text:p>
                </table:table-cell>
                <table:table-cell table:style-name="Table10.A1" office:value-type="string">
                  <text:p text:style-name="Interlin_20_POS">v</text:p>
                </table:table-cell>
                <table:table-cell table:style-name="Table10.A1" office:value-type="string">
                  <text:p text:style-name="Interlin_20_POS">-case</text:p>
                </table:table-cell>
                <table:table-cell table:style-name="Table10.A1" office:value-type="string">
                  <text:p text:style-name="Interlin_20_POS">v</text:p>
                </table:table-cell>
                <table:table-cell table:style-name="Table10.A1" office:value-type="string">
                  <text:p text:style-name="Interlin_20_POS">-asp</text:p>
                </table:table-cell>
                <table:table-cell table:style-name="Table10.A1" office:value-type="string">
                  <text:p text:style-name="Interlin_20_POS">v.aux</text:p>
                </table:table-cell>
                <table:table-cell table:style-name="Table10.A1" office:value-type="string">
                  <text:p text:style-name="Interlin_20_POS">quot</text:p>
                </table:table-cell>
                <table:table-cell table:style-name="Table10.A1" office:value-type="string">
                  <text:p text:style-name="Interlin_20_POS">v</text:p>
                </table:table-cell>
                <table:table-cell table:style-name="Table10.A1" office:value-type="string">
                  <text:p text:style-name="Interlin_20_POS">adv</text:p>
                </table:table-cell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column table:style-name="Table11.F"/>
              <table:table-column table:style-name="Table11.G"/>
              <table:table-column table:style-name="Table11.H"/>
              <table:table-column table:style-name="Table11.C"/>
              <table:table-row>
                <table:table-cell table:style-name="Table11.A1" table:number-columns-spanned="4" office:value-type="string">
                  <text:p text:style-name="Interlin_20_Base">puɖiʋaːt̪t̪i</text:p>
                </table:table-cell>
                <table:covered-table-cell/>
                <table:covered-table-cell/>
                <table:covered-table-cell/>
                <table:table-cell table:style-name="Table11.A1" table:number-columns-spanned="5" office:value-type="string">
                  <text:p text:style-name="Interlin_20_Base">poːiɾukkaɾu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1.A1" office:value-type="string">
                  <text:p text:style-name="Interlin_20_Morph">puɖi</text:p>
                </table:table-cell>
                <table:table-cell table:style-name="Table11.A1" office:value-type="string">
                  <text:p text:style-name="Interlin_20_Morph">-pp</text:p>
                </table:table-cell>
                <table:table-cell table:style-name="Table11.A1" office:value-type="string">
                  <text:p text:style-name="Interlin_20_Morph">-an</text:p>
                </table:table-cell>
                <table:table-cell table:style-name="Table11.A1" office:value-type="string">
                  <text:p text:style-name="Interlin_20_Morph">-d̪i</text:p>
                </table:table-cell>
                <table:table-cell table:style-name="Table11.A1" office:value-type="string">
                  <text:p text:style-name="Interlin_20_Morph">poː</text:p>
                </table:table-cell>
                <table:table-cell table:style-name="Table11.A1" office:value-type="string">
                  <text:p text:style-name="Interlin_20_Morph">-t̪u</text:p>
                </table:table-cell>
                <table:table-cell table:style-name="Table11.A1" office:value-type="string">
                  <text:p text:style-name="Interlin_20_Morph">-iɾu</text:p>
                </table:table-cell>
                <table:table-cell table:style-name="Table11.A1" office:value-type="string">
                  <text:p text:style-name="Interlin_20_Morph">-kk</text:p>
                </table:table-cell>
                <table:table-cell table:style-name="Table11.A1" office:value-type="string">
                  <text:p text:style-name="Interlin_20_Morph">-aɾu</text:p>
                </table:table-cell>
              </table:table-row>
              <table:table-row>
                <table:table-cell table:style-name="Table11.A1" office:value-type="string">
                  <text:p text:style-name="Interlin_20_Gloss">catch</text:p>
                </table:table-cell>
                <table:table-cell table:style-name="Table11.A1" office:value-type="string">
                  <text:p text:style-name="Interlin_20_Gloss">-hab</text:p>
                </table:table-cell>
                <table:table-cell table:style-name="Table11.A1" office:value-type="string">
                  <text:p text:style-name="Interlin_20_Gloss">-3sm</text:p>
                </table:table-cell>
                <table:table-cell table:style-name="Table11.A1" office:value-type="string">
                  <text:p text:style-name="Interlin_20_Gloss">-LOC.when</text:p>
                </table:table-cell>
                <table:table-cell table:style-name="Table11.A1" office:value-type="string">
                  <text:p text:style-name="Interlin_20_Gloss">go</text:p>
                </table:table-cell>
                <table:table-cell table:style-name="Table11.A1" office:value-type="string">
                  <text:p text:style-name="Interlin_20_Gloss">-ptc</text:p>
                </table:table-cell>
                <table:table-cell table:style-name="Table11.A1" office:value-type="string">
                  <text:p text:style-name="Interlin_20_Gloss">-perfect</text:p>
                </table:table-cell>
                <table:table-cell table:style-name="Table11.A1" office:value-type="string">
                  <text:p text:style-name="Interlin_20_Gloss">-pres</text:p>
                </table:table-cell>
                <table:table-cell table:style-name="Table11.A1" office:value-type="string">
                  <text:p text:style-name="Interlin_20_Gloss">-3pl</text:p>
                </table:table-cell>
              </table:table-row>
              <table:table-row>
                <table:table-cell table:style-name="Table11.A1" office:value-type="string">
                  <text:p text:style-name="Interlin_20_POS">v</text:p>
                </table:table-cell>
                <table:table-cell table:style-name="Table11.A1" office:value-type="string">
                  <text:p text:style-name="Interlin_20_POS">-asp</text:p>
                </table:table-cell>
                <table:table-cell table:style-name="Table11.A1" office:value-type="string">
                  <text:p text:style-name="Interlin_20_POS">-s.agr</text:p>
                </table:table-cell>
                <table:table-cell table:style-name="Table11.A1" office:value-type="string">
                  <text:p text:style-name="Interlin_20_POS">-case</text:p>
                </table:table-cell>
                <table:table-cell table:style-name="Table11.A1" office:value-type="string">
                  <text:p text:style-name="Interlin_20_POS">v</text:p>
                </table:table-cell>
                <table:table-cell table:style-name="Table11.A1" office:value-type="string">
                  <text:p text:style-name="Interlin_20_POS">-v.suff</text:p>
                </table:table-cell>
                <table:table-cell table:style-name="Table11.A1" office:value-type="string">
                  <text:p text:style-name="Interlin_20_POS">-v.aux</text:p>
                </table:table-cell>
                <table:table-cell table:style-name="Table11.A1" office:value-type="string">
                  <text:p text:style-name="Interlin_20_POS">-asp</text:p>
                </table:table-cell>
                <table:table-cell table:style-name="Table11.A1" office:value-type="string">
                  <text:p text:style-name="Interlin_20_POS">-s.agr</text:p>
                </table:table-cell>
              </table:table-row>
            </table:table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Interlin_20_Example_20_Number">(<text:sequence text:ref-name="refAutoNr1" text:name="AutoNr" text:formula="ooow:AutoNr+1" style:num-format="1">2</text:sequence>)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row>
                <table:table-cell table:style-name="Table2.A1" office:value-type="string">
                  <text:p text:style-name="Interlin_20_Base">ad̪ala</text:p>
                </table:table-cell>
                <table:table-cell table:style-name="Table2.A1" office:value-type="string">
                  <text:p text:style-name="Interlin_20_Base">illeː.</text:p>
                </table:table-cell>
                <table:table-cell table:style-name="Table2.A1" office:value-type="string">
                  <text:p text:style-name="Interlin_20_Base">naːmu</text:p>
                </table:table-cell>
                <table:table-cell table:style-name="Table2.A1" table:number-columns-spanned="2" office:value-type="string">
                  <text:p text:style-name="Interlin_20_Base">poɾand̪aʋaɭut̪t̪u</text:p>
                </table:table-cell>
                <table:covered-table-cell/>
                <table:table-cell table:style-name="Table2.A1" office:value-type="string">
                  <text:p text:style-name="Interlin_20_Base">aːɭaːneː</text:p>
                </table:table-cell>
                <table:table-cell table:style-name="Table2.A1" table:number-columns-spanned="4" office:value-type="string">
                  <text:p text:style-name="Interlin_20_Base">kuːʈʈikonɖu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Interlin_20_Morph">ad̪ala</text:p>
                </table:table-cell>
                <table:table-cell table:style-name="Table2.A1" office:value-type="string">
                  <text:p text:style-name="Interlin_20_Morph">ille</text:p>
                </table:table-cell>
                <table:table-cell table:style-name="Table2.A1" office:value-type="string">
                  <text:p text:style-name="Interlin_20_Morph">naːmu</text:p>
                </table:table-cell>
                <table:table-cell table:style-name="Table2.A1" office:value-type="string">
                  <text:p text:style-name="Interlin_20_Morph">poɾand̪aʋaɭ</text:p>
                </table:table-cell>
                <table:table-cell table:style-name="Table2.A1" office:value-type="string">
                  <text:p text:style-name="Interlin_20_Morph">-ut̪t̪u</text:p>
                </table:table-cell>
                <table:table-cell table:style-name="Table2.A1" office:value-type="string">
                  <text:p text:style-name="Interlin_20_Morph">aːɭaːneː</text:p>
                </table:table-cell>
                <table:table-cell table:style-name="Table2.A1" office:value-type="string">
                  <text:p text:style-name="Interlin_20_Morph">kuːʈʈu</text:p>
                </table:table-cell>
                <table:table-cell table:style-name="Table2.A1" office:value-type="string">
                  <text:p text:style-name="Interlin_20_Morph">-t̪u</text:p>
                </table:table-cell>
                <table:table-cell table:style-name="Table2.A1" office:value-type="string">
                  <text:p text:style-name="Interlin_20_Morph">koɭɭu</text:p>
                </table:table-cell>
                <table:table-cell table:style-name="Table2.A1" office:value-type="string">
                  <text:p text:style-name="Interlin_20_Morph">-t̪u</text:p>
                </table:table-cell>
              </table:table-row>
              <table:table-row>
                <table:table-cell table:style-name="Table2.A1" office:value-type="string">
                  <text:p text:style-name="Interlin_20_Gloss">like.that</text:p>
                </table:table-cell>
                <table:table-cell table:style-name="Table2.A1" office:value-type="string">
                  <text:p text:style-name="Interlin_20_Gloss">no</text:p>
                </table:table-cell>
                <table:table-cell table:style-name="Table2.A1" office:value-type="string">
                  <text:p text:style-name="Interlin_20_Gloss">we</text:p>
                </table:table-cell>
                <table:table-cell table:style-name="Table2.A1" office:value-type="string">
                  <text:p text:style-name="Interlin_20_Gloss">sister</text:p>
                </table:table-cell>
                <table:table-cell table:style-name="Table2.A1" office:value-type="string">
                  <text:p text:style-name="Interlin_20_Gloss">-GEN</text:p>
                </table:table-cell>
                <table:table-cell table:style-name="Table2.A1" office:value-type="string">
                  <text:p text:style-name="Interlin_20_Gloss">husband</text:p>
                </table:table-cell>
                <table:table-cell table:style-name="Table2.A1" office:value-type="string">
                  <text:p text:style-name="Interlin_20_Gloss">bring.under</text:p>
                </table:table-cell>
                <table:table-cell table:style-name="Table2.A1" office:value-type="string">
                  <text:p text:style-name="Interlin_20_Gloss">-ptc</text:p>
                </table:table-cell>
                <table:table-cell table:style-name="Table2.A1" office:value-type="string">
                  <text:p text:style-name="Interlin_20_Gloss">prog</text:p>
                </table:table-cell>
                <table:table-cell table:style-name="Table2.A1" office:value-type="string">
                  <text:p text:style-name="Interlin_20_Gloss">-ptc</text:p>
                </table:table-cell>
              </table:table-row>
              <table:table-row>
                <table:table-cell table:style-name="Table2.A1" office:value-type="string">
                  <text:p text:style-name="Interlin_20_POS">adv</text:p>
                </table:table-cell>
                <table:table-cell table:style-name="Table2.A1" office:value-type="string">
                  <text:p text:style-name="Interlin_20_POS">neg</text:p>
                </table:table-cell>
                <table:table-cell table:style-name="Table2.A1" office:value-type="string">
                  <text:p text:style-name="Interlin_20_POS">pro</text:p>
                </table:table-cell>
                <table:table-cell table:style-name="Table2.A1" office:value-type="string">
                  <text:p text:style-name="Interlin_20_POS">n</text:p>
                </table:table-cell>
                <table:table-cell table:style-name="Table2.A1" office:value-type="string">
                  <text:p text:style-name="Interlin_20_POS">-case</text:p>
                </table:table-cell>
                <table:table-cell table:style-name="Table2.A1" office:value-type="string">
                  <text:p text:style-name="Interlin_20_POS">n</text:p>
                </table:table-cell>
                <table:table-cell table:style-name="Table2.A1" office:value-type="string">
                  <text:p text:style-name="Interlin_20_POS">v</text:p>
                </table:table-cell>
                <table:table-cell table:style-name="Table2.A1" office:value-type="string">
                  <text:p text:style-name="Interlin_20_POS">-v.suff</text:p>
                </table:table-cell>
                <table:table-cell table:style-name="Table2.A1" office:value-type="string">
                  <text:p text:style-name="Interlin_20_POS">v.aux</text:p>
                </table:table-cell>
                <table:table-cell table:style-name="Table2.A1" office:value-type="string">
                  <text:p text:style-name="Interlin_20_POS">-v.suff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H"/>
              <table:table-row>
                <table:table-cell table:style-name="Table3.A1" table:number-columns-spanned="2" office:value-type="string">
                  <text:p text:style-name="Interlin_20_Base">melekkeː</text:p>
                </table:table-cell>
                <table:covered-table-cell/>
                <table:table-cell table:style-name="Table3.A1" table:number-columns-spanned="2" office:value-type="string">
                  <text:p text:style-name="Interlin_20_Base">ʋeʈʈeːkku</text:p>
                </table:table-cell>
                <table:covered-table-cell/>
                <table:table-cell table:style-name="Table3.A1" table:number-columns-spanned="4" office:value-type="string">
                  <text:p text:style-name="Interlin_20_Base">poːgoːnonɖu</text:p>
                </table:table-cell>
                <table:covered-table-cell/>
                <table:covered-table-cell/>
                <table:covered-table-cell/>
                <table:table-cell table:style-name="Table3.A1" office:value-type="string">
                  <text:p text:style-name="Interlin_20_Base">collu.</text:p>
                </table:table-cell>
                <table:table-cell table:style-name="Table3.A1" office:value-type="string">
                  <text:p text:style-name="Interlin_20_Base">oɾeː</text:p>
                </table:table-cell>
              </table:table-row>
              <table:table-row>
                <table:table-cell table:style-name="Table3.A1" office:value-type="string">
                  <text:p text:style-name="Interlin_20_Morph">meːle</text:p>
                </table:table-cell>
                <table:table-cell table:style-name="Table3.A1" office:value-type="string">
                  <text:p text:style-name="Interlin_20_Morph">-kkeː</text:p>
                </table:table-cell>
                <table:table-cell table:style-name="Table3.A1" office:value-type="string">
                  <text:p text:style-name="Interlin_20_Morph">ʋeʈʈeː</text:p>
                </table:table-cell>
                <table:table-cell table:style-name="Table3.A1" office:value-type="string">
                  <text:p text:style-name="Interlin_20_Morph">-kku</text:p>
                </table:table-cell>
                <table:table-cell table:style-name="Table3.A1" office:value-type="string">
                  <text:p text:style-name="Interlin_20_Morph">poː</text:p>
                </table:table-cell>
                <table:table-cell table:style-name="Table3.A1" office:value-type="string">
                  <text:p text:style-name="Interlin_20_Morph">-kk</text:p>
                </table:table-cell>
                <table:table-cell table:style-name="Table3.A1" office:value-type="string">
                  <text:p text:style-name="Interlin_20_Morph">ʋeːno</text:p>
                </table:table-cell>
                <table:table-cell table:style-name="Table3.A1" office:value-type="string">
                  <text:p text:style-name="Interlin_20_Morph">nd̪u</text:p>
                </table:table-cell>
                <table:table-cell table:style-name="Table3.A1" office:value-type="string">
                  <text:p text:style-name="Interlin_20_Morph">collu</text:p>
                </table:table-cell>
                <table:table-cell table:style-name="Table3.A1" office:value-type="string">
                  <text:p text:style-name="Interlin_20_Morph">oɾeː</text:p>
                </table:table-cell>
              </table:table-row>
              <table:table-row>
                <table:table-cell table:style-name="Table3.A1" office:value-type="string">
                  <text:p text:style-name="Interlin_20_Gloss">hill</text:p>
                </table:table-cell>
                <table:table-cell table:style-name="Table3.A1" office:value-type="string">
                  <text:p text:style-name="Interlin_20_Gloss">-to.ALLAT</text:p>
                </table:table-cell>
                <table:table-cell table:style-name="Table3.A1" office:value-type="string">
                  <text:p text:style-name="Interlin_20_Gloss">hunting</text:p>
                </table:table-cell>
                <table:table-cell table:style-name="Table3.A1" office:value-type="string">
                  <text:p text:style-name="Interlin_20_Gloss">-DAT</text:p>
                </table:table-cell>
                <table:table-cell table:style-name="Table3.A1" office:value-type="string">
                  <text:p text:style-name="Interlin_20_Gloss">go</text:p>
                </table:table-cell>
                <table:table-cell table:style-name="Table3.A1" office:value-type="string">
                  <text:p text:style-name="Interlin_20_Gloss">-pres</text:p>
                </table:table-cell>
                <table:table-cell table:style-name="Table3.A1" office:value-type="string">
                  <text:p text:style-name="Interlin_20_Gloss">must</text:p>
                </table:table-cell>
                <table:table-cell table:style-name="Table3.A1" office:value-type="string">
                  <text:p text:style-name="Interlin_20_Gloss">said</text:p>
                </table:table-cell>
                <table:table-cell table:style-name="Table3.A1" office:value-type="string">
                  <text:p text:style-name="Interlin_20_Gloss">say</text:p>
                </table:table-cell>
                <table:table-cell table:style-name="Table3.A1" office:value-type="string">
                  <text:p text:style-name="Interlin_20_Gloss">only</text:p>
                </table:table-cell>
              </table:table-row>
              <table:table-row>
                <table:table-cell table:style-name="Table3.A1" office:value-type="string">
                  <text:p text:style-name="Interlin_20_POS">n</text:p>
                </table:table-cell>
                <table:table-cell table:style-name="Table3.A1" office:value-type="string">
                  <text:p text:style-name="Interlin_20_POS">-case</text:p>
                </table:table-cell>
                <table:table-cell table:style-name="Table3.A1" office:value-type="string">
                  <text:p text:style-name="Interlin_20_POS">v</text:p>
                </table:table-cell>
                <table:table-cell table:style-name="Table3.A1" office:value-type="string">
                  <text:p text:style-name="Interlin_20_POS">-case</text:p>
                </table:table-cell>
                <table:table-cell table:style-name="Table3.A1" office:value-type="string">
                  <text:p text:style-name="Interlin_20_POS">v</text:p>
                </table:table-cell>
                <table:table-cell table:style-name="Table3.A1" office:value-type="string">
                  <text:p text:style-name="Interlin_20_POS">-asp</text:p>
                </table:table-cell>
                <table:table-cell table:style-name="Table3.A1" office:value-type="string">
                  <text:p text:style-name="Interlin_20_POS">v.aux</text:p>
                </table:table-cell>
                <table:table-cell table:style-name="Table3.A1" office:value-type="string">
                  <text:p text:style-name="Interlin_20_POS">quot</text:p>
                </table:table-cell>
                <table:table-cell table:style-name="Table3.A1" office:value-type="string">
                  <text:p text:style-name="Interlin_20_POS">v</text:p>
                </table:table-cell>
                <table:table-cell table:style-name="Table3.A1" office:value-type="string">
                  <text:p text:style-name="Interlin_20_POS">adv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C"/>
              <table:table-row>
                <table:table-cell table:style-name="Table4.A1" table:number-columns-spanned="4" office:value-type="string">
                  <text:p text:style-name="Interlin_20_Base">puɖiʋaːt̪t̪i</text:p>
                </table:table-cell>
                <table:covered-table-cell/>
                <table:covered-table-cell/>
                <table:covered-table-cell/>
                <table:table-cell table:style-name="Table4.A1" table:number-columns-spanned="5" office:value-type="string">
                  <text:p text:style-name="Interlin_20_Base">poːiɾukkaɾu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Interlin_20_Morph">puɖi</text:p>
                </table:table-cell>
                <table:table-cell table:style-name="Table4.A1" office:value-type="string">
                  <text:p text:style-name="Interlin_20_Morph">-pp</text:p>
                </table:table-cell>
                <table:table-cell table:style-name="Table4.A1" office:value-type="string">
                  <text:p text:style-name="Interlin_20_Morph">-an</text:p>
                </table:table-cell>
                <table:table-cell table:style-name="Table4.A1" office:value-type="string">
                  <text:p text:style-name="Interlin_20_Morph">-d̪i</text:p>
                </table:table-cell>
                <table:table-cell table:style-name="Table4.A1" office:value-type="string">
                  <text:p text:style-name="Interlin_20_Morph">poː</text:p>
                </table:table-cell>
                <table:table-cell table:style-name="Table4.A1" office:value-type="string">
                  <text:p text:style-name="Interlin_20_Morph">-t̪u</text:p>
                </table:table-cell>
                <table:table-cell table:style-name="Table4.A1" office:value-type="string">
                  <text:p text:style-name="Interlin_20_Morph">-iɾu</text:p>
                </table:table-cell>
                <table:table-cell table:style-name="Table4.A1" office:value-type="string">
                  <text:p text:style-name="Interlin_20_Morph">-kk</text:p>
                </table:table-cell>
                <table:table-cell table:style-name="Table4.A1" office:value-type="string">
                  <text:p text:style-name="Interlin_20_Morph">-aɾu</text:p>
                </table:table-cell>
              </table:table-row>
              <table:table-row>
                <table:table-cell table:style-name="Table4.A1" office:value-type="string">
                  <text:p text:style-name="Interlin_20_Gloss">catch</text:p>
                </table:table-cell>
                <table:table-cell table:style-name="Table4.A1" office:value-type="string">
                  <text:p text:style-name="Interlin_20_Gloss">-hab</text:p>
                </table:table-cell>
                <table:table-cell table:style-name="Table4.A1" office:value-type="string">
                  <text:p text:style-name="Interlin_20_Gloss">-3sm</text:p>
                </table:table-cell>
                <table:table-cell table:style-name="Table4.A1" office:value-type="string">
                  <text:p text:style-name="Interlin_20_Gloss">-LOC.when</text:p>
                </table:table-cell>
                <table:table-cell table:style-name="Table4.A1" office:value-type="string">
                  <text:p text:style-name="Interlin_20_Gloss">go</text:p>
                </table:table-cell>
                <table:table-cell table:style-name="Table4.A1" office:value-type="string">
                  <text:p text:style-name="Interlin_20_Gloss">-ptc</text:p>
                </table:table-cell>
                <table:table-cell table:style-name="Table4.A1" office:value-type="string">
                  <text:p text:style-name="Interlin_20_Gloss">-perfect</text:p>
                </table:table-cell>
                <table:table-cell table:style-name="Table4.A1" office:value-type="string">
                  <text:p text:style-name="Interlin_20_Gloss">-pres</text:p>
                </table:table-cell>
                <table:table-cell table:style-name="Table4.A1" office:value-type="string">
                  <text:p text:style-name="Interlin_20_Gloss">-3pl</text:p>
                </table:table-cell>
              </table:table-row>
              <table:table-row>
                <table:table-cell table:style-name="Table4.A1" office:value-type="string">
                  <text:p text:style-name="Interlin_20_POS">v</text:p>
                </table:table-cell>
                <table:table-cell table:style-name="Table4.A1" office:value-type="string">
                  <text:p text:style-name="Interlin_20_POS">-asp</text:p>
                </table:table-cell>
                <table:table-cell table:style-name="Table4.A1" office:value-type="string">
                  <text:p text:style-name="Interlin_20_POS">-s.agr</text:p>
                </table:table-cell>
                <table:table-cell table:style-name="Table4.A1" office:value-type="string">
                  <text:p text:style-name="Interlin_20_POS">-case</text:p>
                </table:table-cell>
                <table:table-cell table:style-name="Table4.A1" office:value-type="string">
                  <text:p text:style-name="Interlin_20_POS">v</text:p>
                </table:table-cell>
                <table:table-cell table:style-name="Table4.A1" office:value-type="string">
                  <text:p text:style-name="Interlin_20_POS">-v.suff</text:p>
                </table:table-cell>
                <table:table-cell table:style-name="Table4.A1" office:value-type="string">
                  <text:p text:style-name="Interlin_20_POS">-v.aux</text:p>
                </table:table-cell>
                <table:table-cell table:style-name="Table4.A1" office:value-type="string">
                  <text:p text:style-name="Interlin_20_POS">-asp</text:p>
                </table:table-cell>
                <table:table-cell table:style-name="Table4.A1" office:value-type="string">
                  <text:p text:style-name="Interlin_20_POS">-s.agr</text:p>
                </table:table-cell>
              </table:table-row>
            </table:table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oulos SIL1" svg:font-family="'Doulos SIL'" style:font-family-generic="system" style:font-pitch="variable"/>
    <style:font-face style:name="Droid Sans Fallback" svg:font-family="'Droid Sans Fallback'" style:font-family-generic="system" style:font-pitch="variable"/>
    <style:font-face style:name="Latha1" svg:font-family="Lath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Orthographic_20_Morph" style:display-name="Interlin Orthographic Morph" style:family="paragraph">
      <style:text-properties fo:color="#000000" style:font-name="Latha" fo:font-size="14pt" style:font-name-complex="Latha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lin_20_Reference_20_Number" style:display-name="Interlin Reference Number" style:family="text">
      <style:text-properties fo:color="#800000" style:font-name="Courier New" fo:font-size="12pt" style:font-name-complex="Courier New1" style:font-size-complex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1-08-10T15:19:53</meta:creation-date>
    <dc:date>2011-08-15T10:42:53</dc:date>
    <dc:creator>Jim Kornelsen</dc:creator>
    <meta:editing-duration>PT3M45S</meta:editing-duration>
    <meta:editing-cycles>2</meta:editing-cycles>
    <meta:generator>LibreOffice/3.4$Linux LibreOffice_project/340m1$Build-203</meta:generator>
    <meta:document-statistic meta:table-count="8" meta:image-count="0" meta:object-count="0" meta:page-count="2" meta:paragraph-count="205" meta:word-count="261" meta:character-count="1330" meta:non-whitespace-character-count="1266"/>
  </office:meta>
</office:document-meta>
</file>